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F000003310676DCB4.png" manifest:media-type="image/png"/>
  <manifest:file-entry manifest:full-path="Pictures/100000010000025F0000010CFF6D633D.png" manifest:media-type="image/png"/>
  <manifest:file-entry manifest:full-path="Pictures/1000000100000761000003AFDBE48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6" style:family="paragraph" style:parent-style-name="_34_._20_Intro_20_parte">
      <style:text-properties officeooo:rsid="00164d29"/>
    </style:style>
    <style:style style:name="P7" style:family="paragraph" style:parent-style-name="_35_._20_Actividad_20_propuesta" style:list-style-name="Numbering_20_123"/>
    <style:style style:name="P8" style:family="paragraph" style:parent-style-name="_35_._20_Actividad_20_propuesta" style:list-style-name="Numbering_20_123">
      <style:text-properties officeooo:paragraph-rsid="00164d29"/>
    </style:style>
    <style:style style:name="P9" style:family="paragraph" style:parent-style-name="_35_._20_Actividad_20_propuesta" style:list-style-name="Numbering_20_123">
      <style:text-properties officeooo:rsid="00164d29" officeooo:paragraph-rsid="00164d29"/>
    </style:style>
    <style:style style:name="P10" style:family="paragraph" style:parent-style-name="_37_._20_Subactividad" style:list-style-name="Numbering_20_abc">
      <style:text-properties officeooo:rsid="00164d29" officeooo:paragraph-rsid="00164d29"/>
    </style:style>
    <style:style style:name="P11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2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a7b7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Tarea <text:span text:style-name="T5">1</text:span></text:p>
      <text:p text:style-name="P4"><text:span text:style-name="T4"/></text:p>
      <text:p text:style-name="_32_._20_Intro_20_Portada">Curso Packet Tracer SkillsForAll</text:p>
      <text:h text:style-name="P11" text:outline-level="1">Parte 1</text:h>
      <text:p text:style-name="P6"/>
      <text:p text:style-name="Standard"><draw:frame draw:style-name="fr2" draw:name="Imagen1" text:anchor-type="as-char" svg:width="17cm" svg:height="7.422cm" draw:z-index="0"><draw:image xlink:href="Pictures/100000010000074F000003310676DCB4.png" xlink:type="simple" xlink:show="embed" xlink:actuate="onLoad" draw:mime-type="image/png"/></draw:frame></text:p>
      <text:p text:style-name="Standard"/>
      <text:p text:style-name="Standard"><draw:frame draw:style-name="fr1" draw:name="Imagen3" text:anchor-type="as-char" svg:width="16.062cm" svg:height="7.091cm" draw:z-index="2"><draw:image xlink:href="Pictures/100000010000025F0000010CFF6D633D.png" xlink:type="simple" xlink:show="embed" xlink:actuate="onLoad" draw:mime-type="image/png"/></draw:frame></text:p>
      <text:p text:style-name="Standard"/>
      <text:p text:style-name="Standard"><text:soft-page-break/><draw:frame draw:style-name="fr2" draw:name="Imagen2" text:anchor-type="as-char" svg:width="17cm" svg:height="8.486cm" draw:z-index="1"><draw:image xlink:href="Pictures/1000000100000761000003AFDBE488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3"/></text:span><text:span text:style-name="MT2"><text:tab/> <text:s text:c="10"/></text:span><text:span text:style-name="MT3">Sistemas Informáticos</text:span><text:span text:style-name="MT1"> <text:s text:c="12"/></text:span><text:span text:style-name="MT2"><text:tab/></text:span><text:date style:data-style-name="N41" text:date-value="2024-02-17T22:30:02.655000309">17 de febrero de 2024</text:date></text:p>
      </style:header>
      <style:footer>
        <text:p text:style-name="MP2"><text:tab/><text:tab/><text:bookmark-start text:name="PageNumWizard_FOOTER_Estilo de página predeterminado1"/><text:page-number text:select-page="current">4</text:page-number> / <text:page-count>4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22:24:16.886000000</meta:creation-date>
    <meta:editing-duration>PT4M10S</meta:editing-duration>
    <meta:editing-cycles>2</meta:editing-cycles>
    <meta:generator>LibreOffice/24.2.0.3$Windows_X86_64 LibreOffice_project/da48488a73ddd66ea24cf16bbc4f7b9c08e9bea1</meta:generator>
    <dc:date>2024-02-17T22:28:24.957000000</dc:date>
    <meta:document-statistic meta:table-count="0" meta:image-count="3" meta:object-count="0" meta:page-count="4" meta:paragraph-count="8" meta:word-count="21" meta:character-count="148" meta:non-whitespace-character-count="102"/>
  </office:meta>
</office:document-meta>
</file>